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Öffnet AMS Powerstage</text:p>
          </table:table-cell>
          <table:table-cell office:value-type="string" calcext:value-type="string">
            <text:p>Öffnet IMD Powerstage</text:p>
          </table:table-cell>
          <table:table-cell office:value-type="string" calcext:value-type="string">
            <text:p>Error state</text:p>
          </table:table-cell>
        </table:table-row>
        <table:table-row table:style-name="ro1">
          <table:table-cell table:style-name="ce1" office:value-type="string" calcext:value-type="string">
            <text:p>IMD_FAUL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AUSIBLE_CONTAC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AUSIBLE_DC_LINK_VOLT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AUSIBLE_BATTERY_VOLT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AUSIBLE_CURR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RENT_OUT_OF_RA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RE_CHARGE_TIMEOU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DC_OPEN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MS_POWERSTAGE_DISABLE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IMD_POWERSTAGE_DISABLE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_CELL_VOLTAGE_OUT_OF_RA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_CELL_TEMPERATURE_OUT_OF_RA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_CELL_OPEN_WI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_TEMPERATURE_OPEN_WI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_DAISYCHAIN_ERR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Tabelle2" table:style-name="ta1"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S State</text:p>
          </table:table-cell>
          <table:table-cell office:value-type="string" calcext:value-type="string">
            <text:p>Fehlercode soll </text:p>
          </table:table-cell>
          <table:table-cell office:value-type="string" calcext:value-type="string">
            <text:p>Fehlercode ist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tromsensor abziehen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322" calcext:value-type="float">
            <text:p>322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emperatursensor defekt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4302" calcext:value-type="float">
            <text:p>4302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4302" calcext:value-type="float">
            <text:p>43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Zelle open wire</text:p>
          </table:table-cell>
          <table:table-cell office:value-type="string" calcext:value-type="string">
            <text:p>Standby</text:p>
          </table:table-cell>
          <table:table-cell office:value-type="string" calcext:value-type="string">
            <text:p>2B02/2302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<text:span text:style-name="T1">open wire und </text:span>Zellspannung out of range treten häufig zeitgleich auf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office:value-type="string" calcext:value-type="string">
            <text:p>2B02/2302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Daisychain fehler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8302" calcext:value-type="float">
            <text:p>8302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8302" calcext:value-type="float">
            <text:p>83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Zellspannung zu hoch/niedrig</text:p>
          </table:table-cell>
          <table:table-cell office:value-type="string" calcext:value-type="string">
            <text:p>Standby</text:p>
          </table:table-cell>
          <table:table-cell table:number-columns-repeated="2" office:value-type="string" calcext:value-type="string">
            <text:p>B02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string" calcext:value-type="string">
            <text:p>B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Zelltemperatur zu hoch/niedrig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1302" calcext:value-type="float">
            <text:p>1302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AIR implausibel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306" calcext:value-type="float">
            <text:p>306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Strom zu hoch</text:p>
          </table:table-cell>
          <table:table-cell office:value-type="string" calcext:value-type="string">
            <text:p>Standby</text:p>
          </table:table-cell>
          <table:table-cell table:number-columns-repeated="2" office:value-type="string" calcext:value-type="string">
            <text:p>Nicht möglich</text:p>
          </table:table-cell>
          <table:table-cell office:value-type="string" calcext:value-type="string">
            <text:p>Ohne AIRs kein Strom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IMD Fehler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501" calcext:value-type="float">
            <text:p>501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SDC Fehler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Spannungsmessung implausibel</text:p>
          </table:table-cell>
          <table:table-cell office:value-type="string" calcext:value-type="string">
            <text:p>Standby</text:p>
          </table:table-cell>
          <table:table-cell table:number-columns-repeated="2" office:value-type="string" calcext:value-type="string">
            <text:p>Nicht implementiert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string" calcext:value-type="string">
            <text:p>31A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Precharge timeout</text:p>
          </table:table-cell>
          <table:table-cell office:value-type="string" calcext:value-type="string">
            <text:p>Standby</text:p>
          </table:table-cell>
          <table:table-cell table:number-columns-repeated="2" office:value-type="string" calcext:value-type="string">
            <text:p>Nicht möglich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Operate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20:59:16.084069604</meta:creation-date>
    <dc:date>2023-08-10T20:31:57.561426292</dc:date>
    <meta:editing-duration>PT1H8M29S</meta:editing-duration>
    <meta:editing-cycles>22</meta:editing-cycles>
    <meta:generator>LibreOffice/7.3.7.2$Linux_X86_64 LibreOffice_project/30$Build-2</meta:generator>
    <meta:document-statistic meta:table-count="2" meta:cell-count="135" meta:object-count="0"/>
  </office:meta>
</office:document-meta>
</file>